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Week_1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be able to add class on the fly and final project should still work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for inheritance and polymorphism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o .h in a header file, that is the C++ library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.h is a header from C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linker: actual memory addresses of variables and function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very block must be commented according to best practices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not every line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  <table:table table:name="Week_2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S Studio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solution can multiple projects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must be a Main in each projec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reprocessor deals with header files (NOT compiler)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std:: (for the compiler)</text:p>
          </table:table-cell>
          <table:table-cell table:number-columns-repeated="16382" table:style-name="ce1"/>
        </table:table-row>
        <table:table-row table:style-name="ro2">
          <table:table-cell/>
          <table:table-cell table:style-name="ce1"/>
          <table:table-cell office:value-type="string" table:style-name="ce1">
            <text:p>cout and cin are<text:s/><text:span text:style-name="T2">objects</text:span>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Should almost never use endl</text:p>
          </table:table-cell>
          <table:table-cell table:number-columns-repeated="16382" table:style-name="ce1"/>
        </table:table-row>
        <table:table-row table:style-name="ro2">
          <table:table-cell/>
          <table:table-cell table:style-name="ce1"/>
          <table:table-cell office:value-type="string" table:style-name="ce1">
            <text:p>do not use<text:s/><text:span text:style-name="T2">using namespace std;</text:span>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“polluting the namespace”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There exists the possibility that if you duplicate the name of another identifier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"/>
          <table:table-cell office:value-type="string" table:style-name="ce2">
            <text:p>using std::cout;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Same for cin, end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hould have curly braces after every if/else/else if statement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Java: everything is a method (actionable block of code)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Instance variables (each object of a class)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C++: do<text:s/><text:span text:style-name="T2">not</text:span><text:s/>use the word method, use function</text:p>
          </table:table-cell>
          <table:table-cell table:number-columns-repeated="16382" table:style-name="ce1"/>
        </table:table-row>
        <table:table-row table:style-name="ro2">
          <table:table-cell/>
          <table:table-cell table:style-name="ce1"/>
          <table:table-cell office:value-type="string" table:style-name="ce1">
            <text:p>Function returns values, Procedures do<text:s/><text:span text:style-name="T2">not</text:span>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style-name="ce1">
            <text:p>Method is a Function or Procedure that is in a<text:s/><text:span text:style-name="T2">Class</text:span><text:s/>(OOP)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Function in a class: Member Function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private data members (not instance variables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Names of functions and variables should<text:s/><text:span text:style-name="T2">never</text:span><text:s/>start with capital letter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constants ALL CAPS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Do<text:s/><text:span text:style-name="T2">not</text:span><text:s/>return 0 from int main()</text:p>
          </table:table-cell>
          <table:table-cell table:number-columns-repeated="16382" table:style-name="ce1"/>
        </table:table-row>
        <table:table-row table:style-name="ro2">
          <table:table-cell/>
          <table:table-cell table:style-name="ce1"/>
          <table:table-cell office:value-type="string" table:style-name="ce1">
            <text:p>just remove it, it is put in<text:s/><text:span text:style-name="T2">automatically<text:s/></text:span>by compiler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can declare main as “void” but some compilers may have error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Implicitly private (leave off an access specifier) in C++ (Java is protected, different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Having a local variable as a private data member could be problematic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With the same name, this is a “shadow” issue where the local variable overshadows the private member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ame of constructor in C++ as the class (including case)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need curly braces for list member initialization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 function should either be a getter or a setter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getter lets you look at the content of private data members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setter lets you change the content of private data member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Never use global variable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// need to follow three tiered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header file for class, cpp file for class, and then main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Like 2_4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don’t want give implementation detail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upload a zip fil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ompress as well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lso for async as well</text:p>
          </table:table-cell>
          <table:table-cell table:number-columns-repeated="16382" table:style-name="ce1"/>
        </table:table-row>
        <table:table-row table:number-rows-repeated="1048518" table:style-name="ro1">
          <table:table-cell table:number-columns-repeated="16384"/>
        </table:table-row>
      </table:table>
      <table:table table:name="Week_3" table:style-name="ta2">
        <table:table-column table:style-name="co2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o need to flush the buffer with endl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cout does not end line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bad practice/incorrect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just use new line \n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cin also flushes buffer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Windows will always flush the buffer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Linux will not unless you do it explicitly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Input should always be on same line as prompt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Should also give a welcome message as well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banner/ascii art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Label all output to consol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Use words/phrases that people who don't program us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include guard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to protect against the same file is not included in a header more than once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ifndef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can also use pragma onc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tatic const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const: value will never be able to change</text:p>
          </table:table-cell>
          <table:table-cell table:number-columns-repeated="16381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1">
            <text:p>java uses<text:s/><text:span text:style-name="T2">final</text:span>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string" table:style-name="ce1">
            <text:p>static: variable cannot be accessed outside of this file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not a global variabl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ever a justifiable reason to use a global variabl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% is not a true modulus (except in python)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it is the remainder operator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implicit casting is analogous to demotion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direct intialization: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int num(99.9);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must use this or list member for polymorphisim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int num{99};</text:p>
          </table:table-cell>
          <table:table-cell table:number-columns-repeated="16381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1">
            <text:p>int num{99.9}; will<text:s/><text:span text:style-name="T2">not</text:span><text:s/>work, does a check on type/prevents implicit cast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safe type intialization</text:p>
          </table:table-cell>
          <table:table-cell table:number-columns-repeated="16380"/>
        </table:table-row>
        <table:table-row table:number-rows-repeated="1048536" table:style-name="ro1">
          <table:table-cell table:number-columns-repeated="16384"/>
        </table:table-row>
      </table:table>
      <table:table table:name="Week_4" table:style-name="ta2">
        <table:table-column table:style-name="co2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Financial numbers, always two decimal place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ollar signs as well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using std::setprecision;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fixed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scientific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defaultfloat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showpoint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noshowpoint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setw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left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right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width of column is not sticky, needs to be invoked each tim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left and right justification is sticky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left align most sginificant digit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right least significan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significant digits, default is 6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both on left AND right side of decimal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float is 6, double is 12 (digits)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set precision is sticky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cout &lt;&lt; fixed &lt;&lt; setprecision(2)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perfect for financial data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will give two zeros if needed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whole number stored, but just display two spots after decimal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defaultfloat is antidote for fix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showpoint with setprecision shows specific number of trailing zeros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set precision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number of significant digits without anything else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sig digs with padding at right (show point)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certain number of spots after decimal (with fixed)</text:p>
          </table:table-cell>
          <table:table-cell table:number-columns-repeated="16379"/>
        </table:table-row>
        <table:table-row table:number-rows-repeated="1048537" table:style-name="ro1">
          <table:table-cell table:number-columns-repeated="16384"/>
        </table:table-row>
      </table:table>
      <table:table table:name="Week_5" table:style-name="ta3">
        <table:table-column table:style-name="co2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Objects that occupy large continguous amounts of memory, pass by reference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This avoids the need to make a copy of it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style-name="ce1">
            <text:p>To safeguard, add<text:s/><text:span text:style-name="T2">const</text:span><text:s/>to setter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this makes variable read-only to protect from unwanted changes</text:p>
          </table:table-cell>
          <table:table-cell table:number-columns-repeated="16380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const string&amp; accountName</text:p>
          </table:table-cell>
          <table:table-cell table:number-columns-repeated="16380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parameter variabl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"/>
          <table:table-cell office:value-type="string" table:style-name="ce1">
            <text:p>On getter, add<text:s/><text:span text:style-name="T2">const</text:span><text:s/>as well before return</text:p>
          </table:table-cell>
          <table:table-cell table:number-columns-repeated="16381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1">
            <text:p>string getName()<text:s/><text:span text:style-name="T2">const</text:span><text:s/>{</text:p>
          </table:table-cell>
          <table:table-cell table:number-columns-repeated="16380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return name;</text:p>
          </table:table-cell>
          <table:table-cell table:number-columns-repeated="16380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}</text:p>
          </table:table-cell>
          <table:table-cell table:number-columns-repeated="16380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Captain</dc:creator>
    <meta:creation-date>2021-01-19T17:29:09Z</meta:creation-date>
    <dc:date>2021-02-17T05:01:48Z</dc:date>
    <meta:editing-cycles>17</meta:editing-cycles>
    <meta:editing-duration>PT4518S</meta:editing-duration>
  </office:meta>
</office:document-meta>
</file>